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middle"/>
    </style:style>
    <style:style style:name="P1" style:family="paragraph" style:parent-style-name="Table_20_Contents">
      <style:paragraph-properties fo:margin-left="0.1563in" fo:margin-right="0.1563in" fo:margin-top="0.052in" fo:margin-bottom="0.052in" fo:text-indent="0in" style:auto-text-indent="false" fo:padding="0in" fo:border="none"/>
    </style:style>
    <style:style style:name="P2" style:family="paragraph" style:parent-style-name="Table_20_Contents">
      <style:paragraph-properties fo:margin-left="0.1563in" fo:margin-right="0.1563in" fo:margin-top="0.052in" fo:margin-bottom="0.052in" fo:text-indent="0in" style:auto-text-indent="false" fo:padding="0in" fo:border="none"/>
      <style:text-properties fo:color="#222222" style:font-name="arial" fo:font-size="9.75pt" fo:background-color="#ffffff"/>
    </style:style>
    <style:style style:name="P3" style:family="paragraph" style:parent-style-name="Table_20_Contents">
      <style:paragraph-properties fo:margin-left="0.1563in" fo:margin-right="0.1563in" fo:margin-top="0.052in" fo:margin-bottom="0.052in" fo:text-indent="0in" style:auto-text-indent="false" fo:padding="0in" fo:border="none"/>
      <style:text-properties style:font-name="Arial1" fo:font-size="10pt"/>
    </style:style>
    <style:style style:name="T1" style:family="text">
      <style:text-properties style:font-name="Arial1" fo:font-size="10pt"/>
    </style:style>
    <style:style style:name="T2" style:family="text">
      <style:text-properties style:font-name="Arial1" fo:font-size="10pt" fo:background-color="#ffffcc"/>
    </style:style>
    <style:style style:name="T3" style:family="text">
      <style:text-properties fo:color="#222222" fo:background-color="#ffffcc"/>
    </style:style>
    <style:style style:name="T4" style:family="text">
      <style:text-properties style:font-name="arial" style:font-name-asian="arial" style:font-name-complex="ari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section text:style-name="Sect1" text:name=":33">
              <text:p text:style-name="Table_20_Contents"/>
              <text:section text:style-name="Sect1" text:name=":31">
                <text:p text:style-name="P1"/>
                <text:section text:style-name="Sect1" text:name=":32">
                  <text:p text:style-name="P3">Features for the <text:span text:style-name="T3">insertion</text:span> <text:span text:style-name="T3">sort</text:span>.</text:p>
                  <text:p text:style-name="P2"><text:span text:style-name="T1">1. well ordered result</text:span> <text:line-break/><text:span text:style-name="T1">2. produces permutation vector - original key is untouched.</text:span> <text:line-break/><text:span text:style-name="T1">3. double storage in calling routine - so that the shortest part will be moved to accommodate the inserted value.</text:span> <text:line-break/><text:span text:style-name="T1">4. always </text:span><text:span text:style-name="T2">sort</text:span><text:span text:style-name="T1"> lo to hi - flip the permutation vector for hi to lo </text:span><text:span text:style-name="T2">sort</text:span> <text:line-break/><text:span text:style-name="T1">5. when searching for the next </text:span><text:span text:style-name="T2">insertion</text:span><text:span text:style-name="T1"> </text:span><text:line-break/>        <text:span text:style-name="T1">look at the current lowest value</text:span> <text:line-break/>        <text:span text:style-name="T1">look at the current maximum value</text:span> <text:line-break/>        <text:span text:style-name="T1">look at the previous </text:span><text:span text:style-name="T2">insertion</text:span><text:span text:style-name="T1"> value</text:span> </text:p>
                </text:section>
              </text:section>
            </text:section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fred Vachris</meta:initial-creator>
    <meta:creation-date>2011-10-16T10:33:30.26</meta:creation-date>
    <meta:document-statistic meta:table-count="1" meta:image-count="0" meta:object-count="0" meta:page-count="1" meta:paragraph-count="2" meta:word-count="79" meta:character-count="477"/>
    <dc:date>2011-10-16T10:34:14.16</dc:date>
    <dc:creator>Alfred Vachris</dc:creator>
    <meta:editing-duration>PT55S</meta:editing-duration>
    <meta:editing-cycles>1</meta:editing-cycles>
    <meta:generator>OpenOffice.org/3.3$Win32 OpenOffice.org_project/330m20$Build-9567</meta:generator>
  </office:meta>
</office:document-meta>
</file>